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a8bc"/>
    </style:style>
    <style:style style:name="P2" style:family="paragraph" style:parent-style-name="Standard">
      <style:text-properties fo:font-size="14pt" officeooo:rsid="0012a8bc" officeooo:paragraph-rsid="0012a8bc" style:font-size-asian="12.25pt" style:font-size-complex="14pt"/>
    </style:style>
    <style:style style:name="P3" style:family="paragraph" style:parent-style-name="Standard">
      <style:text-properties officeooo:paragraph-rsid="0012a8bc"/>
    </style:style>
    <style:style style:name="P4" style:family="paragraph" style:parent-style-name="Standard">
      <style:text-properties officeooo:paragraph-rsid="00178228"/>
    </style:style>
    <style:style style:name="P5" style:family="paragraph" style:parent-style-name="Standard">
      <style:text-properties fo:language="el" fo:country="GR" officeooo:paragraph-rsid="00178228"/>
    </style:style>
    <style:style style:name="P6" style:family="paragraph" style:parent-style-name="Text_20_body">
      <style:text-properties fo:color="#000000" fo:font-size="20pt" style:text-underline-style="none" officeooo:rsid="001c2feb" officeooo:paragraph-rsid="001c2feb" style:font-size-asian="17.5pt" style:font-size-complex="20pt"/>
    </style:style>
    <style:style style:name="P7" style:family="paragraph" style:parent-style-name="Default">
      <style:paragraph-properties fo:text-align="center" style:justify-single-word="false" style:writing-mode="lr-tb"/>
    </style:style>
    <style:style style:name="P8" style:family="paragraph" style:parent-style-name="Default">
      <style:paragraph-properties fo:text-align="center" style:justify-single-word="false" style:writing-mode="lr-tb"/>
      <style:text-properties fo:color="#000000" style:font-name="Liberation Serif" fo:font-size="48pt" fo:font-style="normal" fo:font-weight="normal" style:font-size-asian="48pt" style:font-style-asian="normal" style:font-weight-asian="normal"/>
    </style:style>
    <style:style style:name="P9" style:family="paragraph" style:parent-style-name="Default">
      <style:paragraph-properties fo:text-align="center" style:justify-single-word="false" style:writing-mode="lr-tb"/>
      <style:text-properties fo:color="#000000" style:font-name="Liberation Serif" fo:font-size="48pt" fo:font-style="normal" fo:font-weight="normal" officeooo:paragraph-rsid="0012a8bc" style:font-size-asian="48pt" style:font-style-asian="normal" style:font-weight-asian="normal"/>
    </style:style>
    <style:style style:name="P10" style:family="paragraph" style:parent-style-name="Default">
      <style:paragraph-properties fo:text-align="center" style:justify-single-word="false" style:writing-mode="lr-tb"/>
      <style:text-properties fo:color="#000000" style:font-name="Liberation Serif" fo:font-size="32pt" fo:font-style="normal" fo:font-weight="normal" style:font-size-asian="32pt" style:font-style-asian="normal" style:font-weight-asian="normal"/>
    </style:style>
    <style:style style:name="P11" style:family="paragraph" style:parent-style-name="Default">
      <style:paragraph-properties fo:text-align="center" style:justify-single-word="false" style:writing-mode="lr-tb"/>
      <style:text-properties fo:color="#000000" style:font-name="Liberation Serif" fo:font-size="26pt" fo:font-style="normal" fo:font-weight="normal" style:font-size-asian="26pt" style:font-style-asian="normal" style:font-weight-asian="normal" style:font-size-complex="26pt"/>
    </style:style>
    <style:style style:name="P12" style:family="paragraph" style:parent-style-name="Default">
      <style:paragraph-properties fo:break-before="page"/>
      <style:text-properties fo:color="#ce181e" style:font-name="Liberation Serif" fo:font-size="20pt" fo:font-style="normal" style:text-underline-style="solid" style:text-underline-width="auto" style:text-underline-color="font-color" fo:font-weight="bold" style:font-size-asian="20pt" style:font-style-asian="normal" style:font-weight-asian="bold"/>
    </style:style>
    <style:style style:name="P13" style:family="paragraph" style:parent-style-name="Text_20_body" style:list-style-name="L1">
      <style:text-properties fo:color="#1b75bc" fo:font-size="20pt" style:text-underline-style="none" officeooo:rsid="001c2feb" officeooo:paragraph-rsid="001c2feb" style:font-size-asian="17.5pt" style:font-size-complex="20pt"/>
    </style:style>
    <style:style style:name="P14" style:family="paragraph" style:parent-style-name="Text_20_body" style:list-style-name="L1">
      <style:text-properties fo:color="#1b75bc" fo:font-size="20pt" style:text-underline-style="none" officeooo:rsid="001c2feb" officeooo:paragraph-rsid="001c4b98" style:font-size-asian="17.5pt" style:font-size-complex="20pt"/>
    </style:style>
    <style:style style:name="P15" style:family="paragraph" style:parent-style-name="Text_20_body" style:list-style-name="L1">
      <style:text-properties fo:color="#1b75bc" fo:font-size="20pt" style:text-underline-style="none" officeooo:rsid="001c2feb" officeooo:paragraph-rsid="00224471" style:font-size-asian="17.5pt" style:font-size-complex="20pt"/>
    </style:style>
    <style:style style:name="P16" style:family="paragraph" style:parent-style-name="Text_20_body" style:list-style-name="L1">
      <style:text-properties fo:color="#1b75bc" fo:font-size="20pt" style:text-underline-style="none" officeooo:rsid="00256e1b" officeooo:paragraph-rsid="00256e1b" style:font-size-asian="17.5pt" style:font-size-complex="20pt"/>
    </style:style>
    <style:style style:name="P17" style:family="paragraph" style:parent-style-name="Text_20_body" style:list-style-name="L4">
      <style:text-properties fo:color="#1b75bc" fo:font-size="20pt" style:text-underline-style="none" officeooo:rsid="002a104d" officeooo:paragraph-rsid="002a104d" style:font-size-asian="17.5pt" style:font-size-complex="20pt"/>
    </style:style>
    <style:style style:name="P18" style:family="paragraph" style:parent-style-name="Text_20_body">
      <style:text-properties fo:color="#000000" fo:font-size="20pt" style:text-underline-style="none" officeooo:rsid="00224471" officeooo:paragraph-rsid="00224471" style:font-size-asian="17.5pt" style:font-size-complex="20pt"/>
    </style:style>
    <style:style style:name="P19" style:family="paragraph" style:parent-style-name="Text_20_body" style:list-style-name="L1">
      <style:text-properties fo:color="#000000" fo:font-size="20pt" style:text-underline-style="none" officeooo:rsid="00224471" officeooo:paragraph-rsid="00224471" style:font-size-asian="17.5pt" style:font-size-complex="20pt"/>
    </style:style>
    <style:style style:name="P20" style:family="paragraph" style:parent-style-name="Text_20_body" style:list-style-name="L2">
      <style:text-properties fo:color="#000000" fo:font-size="20pt" style:text-underline-style="none" officeooo:rsid="00237cb4" officeooo:paragraph-rsid="00224471" style:font-size-asian="17.5pt" style:font-size-complex="20pt"/>
    </style:style>
    <style:style style:name="P21" style:family="paragraph" style:parent-style-name="Text_20_body" style:list-style-name="L3">
      <style:text-properties fo:color="#000000" fo:font-size="20pt" style:text-underline-style="none" officeooo:rsid="00256e1b" officeooo:paragraph-rsid="00256e1b" style:font-size-asian="17.5pt" style:font-size-complex="20pt"/>
    </style:style>
    <style:style style:name="P22" style:family="paragraph" style:parent-style-name="Text_20_body" style:list-style-name="L1">
      <style:text-properties fo:color="#000000" fo:font-size="20pt" style:text-underline-style="none" officeooo:rsid="0026aa14" officeooo:paragraph-rsid="0026aa14" style:font-size-asian="17.5pt" style:font-size-complex="20pt"/>
    </style:style>
    <style:style style:name="P23" style:family="paragraph" style:parent-style-name="Text_20_body">
      <style:text-properties fo:color="#000000" fo:font-size="20pt" style:text-underline-style="none" officeooo:rsid="0026aa14" officeooo:paragraph-rsid="0026aa14" style:font-size-asian="17.5pt" style:font-size-complex="20pt"/>
    </style:style>
    <style:style style:name="P24" style:family="paragraph" style:parent-style-name="Text_20_body" style:list-style-name="L4">
      <style:text-properties fo:color="#000000" fo:font-size="20pt" style:text-underline-style="none" officeooo:rsid="002ad31e" officeooo:paragraph-rsid="002a104d" style:font-size-asian="17.5pt" style:font-size-complex="20pt"/>
    </style:style>
    <style:style style:name="P25" style:family="paragraph" style:parent-style-name="Text_20_body">
      <style:text-properties fo:color="#000000" fo:font-size="20pt" style:text-underline-style="none" officeooo:rsid="002bc8db" officeooo:paragraph-rsid="002bc8db" style:font-size-asian="17.5pt" style:font-size-complex="20pt"/>
    </style:style>
    <style:style style:name="P26" style:family="paragraph" style:parent-style-name="Text_20_body" style:list-style-name="L4">
      <style:text-properties fo:color="#000000" fo:font-size="20pt" style:text-underline-style="none" officeooo:rsid="002bc8db" officeooo:paragraph-rsid="002bc8db" style:font-size-asian="17.5pt" style:font-size-complex="20pt"/>
    </style:style>
    <style:style style:name="P27" style:family="paragraph" style:parent-style-name="Text_20_body">
      <style:text-properties fo:color="#000000" fo:font-size="20pt" style:text-underline-style="none" officeooo:rsid="002db248" officeooo:paragraph-rsid="002db248" style:font-size-asian="17.5pt" style:font-size-complex="20pt"/>
    </style:style>
    <style:style style:name="P28" style:family="paragraph" style:parent-style-name="Text_20_body">
      <style:text-properties fo:color="#000000" fo:font-size="20pt" style:text-underline-style="none" officeooo:rsid="002db248" officeooo:paragraph-rsid="00317598" style:font-size-asian="17.5pt" style:font-size-complex="20pt"/>
    </style:style>
    <style:style style:name="P29" style:family="paragraph" style:parent-style-name="Text_20_body" style:list-style-name="L2">
      <style:text-properties officeooo:rsid="00237cb4" officeooo:paragraph-rsid="00237cb4"/>
    </style:style>
    <style:style style:name="P30" style:family="paragraph" style:parent-style-name="Text_20_body" style:list-style-name="L3">
      <style:text-properties officeooo:rsid="00270779" officeooo:paragraph-rsid="00270779"/>
    </style:style>
    <style:style style:name="P31" style:family="paragraph" style:parent-style-name="Text_20_body">
      <style:paragraph-properties fo:break-before="page"/>
      <style:text-properties fo:color="#000000" fo:font-size="20pt" style:text-underline-style="none" officeooo:rsid="0026aa14" officeooo:paragraph-rsid="0026aa14" style:font-size-asian="17.5pt" style:font-size-complex="20pt"/>
    </style:style>
    <style:style style:name="P32" style:family="paragraph" style:parent-style-name="Text_20_body">
      <style:paragraph-properties fo:break-before="page"/>
      <style:text-properties fo:color="#000000" fo:font-size="20pt" style:text-underline-style="none" officeooo:rsid="002db248" officeooo:paragraph-rsid="002db248" style:font-size-asian="17.5pt" style:font-size-complex="20pt"/>
    </style:style>
    <style:style style:name="P33" style:family="paragraph" style:parent-style-name="Heading_20_1">
      <style:text-properties fo:color="#ce181e" style:text-underline-style="solid" style:text-underline-width="auto" style:text-underline-color="font-color" officeooo:rsid="001ad141" officeooo:paragraph-rsid="001ad141"/>
    </style:style>
    <style:style style:name="P34" style:family="paragraph" style:parent-style-name="Heading_20_1">
      <style:paragraph-properties fo:break-before="page"/>
      <style:text-properties officeooo:rsid="001ad141" officeooo:paragraph-rsid="001ad141"/>
    </style:style>
    <style:style style:name="T1" style:family="text">
      <style:text-properties fo:color="#000000"/>
    </style:style>
    <style:style style:name="T2" style:family="text">
      <style:text-properties fo:color="#000000" style:font-name="Liberation Serif" fo:font-size="18pt" fo:font-style="normal" fo:font-weight="normal" style:font-size-asian="18pt" style:font-style-asian="normal" style:font-weight-asian="normal"/>
    </style:style>
    <style:style style:name="T3" style:family="text">
      <style:text-properties fo:color="#000000" style:font-name="Liberation Serif" fo:font-size="18pt" fo:font-style="normal" fo:font-weight="normal" officeooo:rsid="0012a8bc" style:font-size-asian="18pt" style:font-style-asian="normal" style:font-weight-asian="normal"/>
    </style:style>
    <style:style style:name="T4" style:family="text">
      <style:text-properties fo:color="#000000" style:font-name="Liberation Serif" fo:font-size="18pt" fo:font-style="normal" fo:font-weight="normal" officeooo:rsid="0026aa14" style:font-size-asian="18pt" style:font-style-asian="normal" style:font-weight-asian="normal"/>
    </style:style>
    <style:style style:name="T5" style:family="text">
      <style:text-properties fo:color="#000000" style:font-name="Liberation Serif" fo:font-size="20pt" fo:font-style="normal" fo:font-weight="normal" style:font-size-asian="20pt" style:font-style-asian="normal" style:font-weight-asian="normal" style:font-size-complex="20pt"/>
    </style:style>
    <style:style style:name="T6" style:family="text">
      <style:text-properties fo:color="#000000" style:font-name="Liberation Serif" fo:font-size="20pt" fo:font-style="normal" fo:font-weight="normal" officeooo:rsid="0012a8bc" style:font-size-asian="20pt" style:font-style-asian="normal" style:font-weight-asian="normal" style:font-size-complex="20pt"/>
    </style:style>
    <style:style style:name="T7" style:family="text">
      <style:text-properties fo:color="#000000" style:font-name="Liberation Serif" fo:font-size="20pt" fo:font-style="normal" fo:font-weight="normal" officeooo:rsid="00153adb" style:font-size-asian="20pt" style:font-style-asian="normal" style:font-weight-asian="normal" style:font-size-complex="20pt"/>
    </style:style>
    <style:style style:name="T8" style:family="text">
      <style:text-properties fo:color="#000000" style:font-name="Liberation Serif" fo:font-size="20pt" fo:font-style="normal" fo:font-weight="normal" officeooo:rsid="00159f48" style:font-size-asian="20pt" style:font-style-asian="normal" style:font-weight-asian="normal" style:font-size-complex="20pt"/>
    </style:style>
    <style:style style:name="T9" style:family="text">
      <style:text-properties fo:color="#000000" style:font-name="Liberation Serif" fo:font-size="20pt" fo:font-style="normal" fo:font-weight="normal" officeooo:rsid="00178228" style:font-size-asian="20pt" style:font-style-asian="normal" style:font-weight-asian="normal" style:font-size-complex="20pt"/>
    </style:style>
    <style:style style:name="T10" style:family="text">
      <style:text-properties fo:color="#000000" style:font-name="Liberation Serif" fo:font-size="20pt" fo:font-style="normal" fo:font-weight="normal" officeooo:rsid="0019750f" style:font-size-asian="20pt" style:font-style-asian="normal" style:font-weight-asian="normal" style:font-size-complex="20pt"/>
    </style:style>
    <style:style style:name="T11" style:family="text">
      <style:text-properties fo:color="#000000" style:font-name="Liberation Serif" fo:font-size="20pt" fo:font-style="normal" fo:font-weight="normal" officeooo:rsid="0020adcc" style:font-size-asian="20pt" style:font-style-asian="normal" style:font-weight-asian="normal" style:font-size-complex="20pt"/>
    </style:style>
    <style:style style:name="T12" style:family="text">
      <style:text-properties fo:color="#000000" style:font-name="Liberation Serif" fo:font-size="14pt" fo:font-style="normal" fo:font-weight="normal" officeooo:rsid="0012a8bc" style:font-size-asian="12.25pt" style:font-style-asian="normal" style:font-weight-asian="normal" style:font-size-complex="14pt"/>
    </style:style>
    <style:style style:name="T13" style:family="text">
      <style:text-properties fo:color="#000000" officeooo:rsid="001c4b98"/>
    </style:style>
    <style:style style:name="T14" style:family="text">
      <style:text-properties fo:color="#000000" officeooo:rsid="001dd4f8"/>
    </style:style>
    <style:style style:name="T15" style:family="text">
      <style:text-properties fo:color="#000000" officeooo:rsid="001fbf57"/>
    </style:style>
    <style:style style:name="T16" style:family="text">
      <style:text-properties fo:color="#000000" officeooo:rsid="00224471"/>
    </style:style>
    <style:style style:name="T17" style:family="text">
      <style:text-properties fo:color="#000000" fo:font-size="20pt" style:text-underline-style="none" style:font-size-asian="17.5pt" style:font-size-complex="20pt"/>
    </style:style>
    <style:style style:name="T18" style:family="text">
      <style:text-properties fo:color="#000000" fo:font-size="20pt" style:text-underline-style="none" officeooo:rsid="00224471" style:font-size-asian="17.5pt" style:font-size-complex="20pt"/>
    </style:style>
    <style:style style:name="T19" style:family="text">
      <style:text-properties fo:color="#000000" fo:font-size="20pt" style:text-underline-style="none" officeooo:rsid="00256e1b" style:font-size-asian="17.5pt" style:font-size-complex="20pt"/>
    </style:style>
    <style:style style:name="T20" style:family="text">
      <style:text-properties fo:color="#000000" officeooo:rsid="0020adcc"/>
    </style:style>
    <style:style style:name="T21" style:family="text">
      <style:text-properties fo:color="#000000" officeooo:rsid="0026aa14"/>
    </style:style>
    <style:style style:name="T22" style:family="text">
      <style:text-properties fo:color="#000000" officeooo:rsid="002ad31e"/>
    </style:style>
    <style:style style:name="T23" style:family="text">
      <style:text-properties officeooo:rsid="0026aa14"/>
    </style:style>
    <style:style style:name="T24" style:family="text">
      <style:text-properties officeooo:rsid="002e3c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ΜΥΥ601</text:p>
      <text:p text:style-name="P9">Λειτουργικά Συστήματα</text:p>
      <text:p text:style-name="P10">Πολυνηματικός server</text:p>
      <text:p text:style-name="P7"><text:span text:style-name="T3">(</text:span><text:span text:style-name="T2">2018 </text:span><text:span text:style-name="T4">Εαρινό εξάμηνο</text:span><text:span text:style-name="T3">)</text:span></text:p>
      <text:p text:style-name="P10"/>
      <text:p text:style-name="P11">Μήτος-Κώτσης Αντώνης (<text:span text:style-name="T23">Α.Μ. </text:span>3028)</text:p>
      <text:p text:style-name="P11">Συμεωνίδης Θεόδωρος (<text:span text:style-name="T23">Α.Μ. </text:span>3083)</text:p>
      <text:p text:style-name="P1"/>
      <text:p text:style-name="P12">Λειτουργία</text:p>
      <text:p text:style-name="P2"/>
      <text:p text:style-name="P4"><text:span text:style-name="T12"><text:tab/></text:span><text:span text:style-name="T5">Πρόκειται για μια υλοποίηση παραγώγου-καταναλωτή </text:span><text:span text:style-name="T9">με έναν server ο οποίος μπορεί να εκτελεί ταυτόχρονα πολλαπλές αιτήσεις </text:span><text:span text:style-name="T5">.</text:span></text:p>
      <text:p text:style-name="P5"><text:span text:style-name="T6"><text:tab/>Ο client αποστέλει αιτήσεις στον </text:span><text:span text:style-name="T11">server από όπου τις δέχετε ο παραγωγός</text:span><text:span text:style-name="T6">(main function),αυτός στην συνέχεια είναι υπεύθυνος να εισάγει τις αιτήσεις σε μια δομή τύπου ουράς </text:span><text:span text:style-name="T9">και να στείλει σήμα στον καταναλωτή οτι υπάρχουν αιτήσεις προς εκτέλεση</text:span><text:span text:style-name="T6">.</text:span></text:p>
      <text:p text:style-name="P3"><text:span text:style-name="T6"><text:tab/>Ο καταναλωτής </text:span><text:span text:style-name="T7">από την άλλη </text:span><text:span text:style-name="T6">αποτελείται από ένα σύνολο νημάτων,</text:span><text:span text:style-name="T8">αποθηκευμένα σε έναν πίνακα</text:span><text:span text:style-name="T6"> ,τα οποία είναι υπεύθυνα για την λήψη και εκτέλεση των αιτήσεων από την ουρά. </text:span></text:p>
      <text:p text:style-name="P4"><text:span text:style-name="T7"><text:tab/>Μόλις ένα νήμα εξάγει μια αίτηση από την ουρά τ</text:span><text:span text:style-name="T8">ότε το πρώτο βήμα που γίνεται είναι, η αναγνώρισει του είδους της αίτησης. Μετά από αυτό, και αφού τηρηθούν οι κανόνες προτεραιότητας των αιτήσεων,το νήμα <text:s/>οδεύει προς την εκτέλεση της αίτησης. Τέλος αφού η εκτέλεση τερματιστέι με επιτυχία το νήμα πρέπει να αποστέιλει το αποτέλεσμα πίσω στον client και να επιστρέψει στον πίνακα ώστε να εκτελέσει μια νέα αίτηση.</text:span></text:p>
      <text:p text:style-name="P4"><text:span text:style-name="T8"><text:tab/> </text:span><text:span text:style-name="T10">Όταν ο χρήστης αποφασίσει να τερματίσει το πρόγραμμα στέλνωντας σήμα τερματισμού (SIGTSTP) τότε ο server περιμένει την λήξη της εκτέλεσης όλων των νημάτων , εμφανίζει τον μέσο χρόνο αναμονής των αιτήσεων στην ουρά ,τον μέσο χρόνο εκτέλεσ</text:span><text:span text:style-name="T11">η</text:span><text:span text:style-name="T10">ς μιας αίτησης και τον συνολίκο αριθμό αιτήσεων που υλοποιήθηκαν και μετά τερματίζει. </text:span></text:p>
      <text:h text:style-name="P34" text:outline-level="1"/>
      <text:h text:style-name="P33" text:outline-level="1">Δομές και Συναρτήσεις</text:h>
      <text:p text:style-name="P6">Οι συναρτήσεις που υλοποίησαμε μαζί με την χρήση τους αναφαίρονται παρακάτω:</text:p>
      <text:p text:style-name="P6"/>
      <text:list xml:id="list4076724995996616543" text:style-name="L1">
        <text:list-item>
          <text:p text:style-name="P13">thread_start<text:span text:style-name="T1">: Είναι η συνάρτηση με την οποία ξεκινούν την λειτουργία τους όλα τα νήματα </text:span><text:span text:style-name="T13">καταναλωτή</text:span><text:span text:style-name="T1"> .</text:span></text:p>
        </text:list-item>
        <text:list-item>
          <text:p text:style-name="P13">check_bounds<text:span text:style-name="T1">: </text:span><text:span text:style-name="T15">Ελέγχει τις μεταβλητές head και tail αν ξεπερνούν τα όρια της ουράς αιτήσεων και αν το κάνουν τις επαναφέρουν στην αρχή της.</text:span></text:p>
        </text:list-item>
        <text:list-item>
          <text:p text:style-name="P13">is_Full<text:span text:style-name="T1">: </text:span><text:span text:style-name="T13">Ελέγχει αν η ουρά των αιτήσεων είναι γεμάτη και επιστρέφει 1 ,αλλιώς επιστρέφει 0.</text:span></text:p>
        </text:list-item>
        <text:list-item>
          <text:p text:style-name="P14">is_Empty<text:span text:style-name="T1">:</text:span> <text:span text:style-name="T13">Ελέγχει αν η ουρά των αιτήσεων είναι άδεια και επιστρέφει 1 ,αλλιώς επιστρέφει 0.</text:span></text:p>
        </text:list-item>
        <text:list-item>
          <text:p text:style-name="P13">calculate_time<text:span text:style-name="T1">: </text:span><text:span text:style-name="T13">Χρησιμοποιείται για τον υπολογισμό του χρόνου αναμονής μιας αίτησης στην ουρά ,καθώς και για τον υπολογισμό του χρόνου εξυπηρέτησης μιας αίτησης.</text:span></text:p>
        </text:list-item>
        <text:list-item>
          <text:p text:style-name="P14">put_request<text:span text:style-name="T1">: <text:s/></text:span><text:span text:style-name="T13">Χρησιμοποιείται από τον παραγωγό για να εισάγει νέες αιτήσεις στην ούρα </text:span></text:p>
        </text:list-item>
        <text:list-item>
          <text:p text:style-name="P13">get_request<text:span text:style-name="T1">: </text:span><text:span text:style-name="T13">Επιστρέφει στον καταναλωτή έναν κόμβο ουράς </text:span><text:span text:style-name="T14">(</text:span><text:span text:style-name="T13">ο οποίος περιέχει </text:span><text:span text:style-name="T14">τον περιγραφέα του socket καθώς και τον χρόνο έναρξης της αίτησης) ωστέ να υλοποιηθεί η εξυπηρέτηση της αίτησης. </text:span></text:p>
        </text:list-item>
        <text:list-item>
          <text:p text:style-name="P15"><text:soft-page-break/><text:span text:style-name="T20">TSTP_handler: Αναλαμβάνει τη διαχείρηση του σήματος τερματισμού </text:span><text:span text:style-name="T16">(SIGSTP) </text:span><text:span text:style-name="T20">που μπορεί να δεχτε</text:span><text:span text:style-name="T16">ί</text:span><text:span text:style-name="T20"> ο server. Εκκινεί τη διαδικασία κλ</text:span><text:span text:style-name="T16">εισίματος, του τελικού σταδίου της διάρκειας ζωης του server.</text:span></text:p>
        </text:list-item>
      </text:list>
      <text:p text:style-name="P18"/>
      <text:p text:style-name="P18">Οι δομές που χρησιμοποιήσαμε μαζί με τη χρήση τους αναφέρονται παρακάτω:</text:p>
      <text:p text:style-name="P18"/>
      <text:list xml:id="list201353005989935" text:continue-numbering="true" text:style-name="L1">
        <text:list-item>
          <text:p text:style-name="P19">Condition variables:</text:p>
        </text:list-item>
      </text:list>
      <text:list xml:id="list132636173677973456" text:style-name="L2">
        <text:list-item>
          <text:p text:style-name="P20">not_full, not empty : Ελέγχουν το τρόπο με τον οποίο συνεργάζοντε μεταξύ τους οι καταναλωτές και οι παραγωγοί και την αλληλεπίδραση τους (ώθηση, απώθηση απο τη στοίβα)</text:p>
        </text:list-item>
        <text:list-item>
          <text:p text:style-name="P29"><text:span text:style-name="T17">reader_inQueue, writer_inQueue: Συγχρονίζουν τους readers και τους writers (PUT και GET requests) δίνοντας προτεραιότητα στους readers. Λειτουργούν σαν flags για να μπορεί </text:span><text:span text:style-name="T19">μια</text:span><text:span text:style-name="T17"> νεοαφιχθής </text:span><text:span text:style-name="T19">αίτηση να ελέγξει αν μπορεί να εκτελέσει τη λειτουργία της ή αν πρέπει να περιμένει.</text:span><text:span text:style-name="T17"> </text:span></text:p>
        </text:list-item>
      </text:list>
      <text:list xml:id="list201353658990976" text:continue-list="list201353005989935" text:style-name="L1">
        <text:list-item>
          <text:p text:style-name="P19">Mutexes/Locks:</text:p>
        </text:list-item>
      </text:list>
      <text:list xml:id="list1176978784321890287" text:style-name="L3">
        <text:list-item>
          <text:p text:style-name="P21">queue_mutex : Συγχρονίζει τις εισαγωγές και τις αποθήσεις στην ουρά</text:p>
        </text:list-item>
        <text:list-item>
          <text:p text:style-name="P30"><text:span text:style-name="T18">w</text:span><text:span text:style-name="T17">hile : Χρησιμοποιείται </text:span></text:p>
        </text:list-item>
      </text:list>
      <text:list xml:id="list201352660190734" text:continue-list="list201353658990976" text:style-name="L1">
        <text:list-item>
          <text:list>
            <text:list-header>
              <text:p text:style-name="P19"/>
            </text:list-header>
          </text:list>
        </text:list-item>
        <text:list-item>
          <text:p text:style-name="P19"><text:soft-page-break/>Αλλες δομές:</text:p>
          <text:list>
            <text:list-item>
              <text:p text:style-name="P16"><text:span text:style-name="T1">total_waiting_time : Αποθηκεύει το συνολικό </text:span><text:span text:style-name="T21">χρόνο αναμονής των αιτήσεων στην ουρά</text:span></text:p>
            </text:list-item>
            <text:list-item>
              <text:p text:style-name="P16"><text:span text:style-name="T1">total_service_time : </text:span><text:span text:style-name="T21">Αποθηκέυει το συνολικό χρόνο επεξεργασίας των αιτήσεων (από τη στιγμή που εξαχθεί από την ουρά και ύστερα).</text:span></text:p>
            </text:list-item>
            <text:list-item>
              <text:p text:style-name="P22">complete_requests: Αποθηκεύει τις συνολικές αιτήσεις που έχει δεχθεί ο server από την στιγμή εκκίνησης του.</text:p>
            </text:list-item>
          </text:list>
        </text:list-item>
      </text:list>
      <text:p text:style-name="P18"/>
      <text:p text:style-name="P31">Εκσφαλμάτωση και corner cases:</text:p>
      <text:p text:style-name="P23"/>
      <text:list xml:id="list2777034741776165386" text:style-name="L4">
        <text:list-item>
          <text:p text:style-name="P17"><text:span text:style-name="T1">Τι γίνεται σε περίπτωση που ο signal handler έχει κάνει broadcast στην </text:span><text:span text:style-name="T22">condition variable not_empty (αφού έχει θέσει πρώτα ένα flag το οποίο μπορούν να διαβάσουν όλοι οι threads, το while_breaker) και δεν έχουν μπλοκάρει όλοι οι worker threads σε αυτη τη μεταβλητή; Με άλλα λόγια τι γίνεται σε περίπτωση που από το broadcast αυτό δεν ενημερωθούν όλοι οι καταναλωτές ώστε να κλείσουν; Η περίπτωση να ξυπνήσει ένας thread από την broadcast μπορεί να αντιμετωπιστεί με έναν απλό έλεγχο του flag, αμέσως μετά την κλήση που μπλόκαρε και έβαλε τον thread στη “λίστα αναμονής”. Το σημαντικό είναι ότι πρέπει ο ίδιος έλεγχος να επαναληφθεί και πριν την κλήση της συνάρτησης που βάζει το thread στη λίστα αναμονής. Διότι η επιθυμητή συμπεριφορά είναι να μην ξαναμπεί ο thread στη λίστα αναμονής αφού ο handler έχει καλέσει την join(). Έτσι με αυτό το τρόπο σε περίπτωση που κάποιος thread εξυπηρετεί μια αίτηση τότε αφού την ολοκληρώσει θα κάνει τον έλεγχο και στη συνέχει θα τερματίσει.</text:span></text:p>
          <text:p text:style-name="P24"/>
        </text:list-item>
      </text:list>
      <text:p text:style-name="P25"/>
      <text:p text:style-name="P25"/>
      <text:p text:style-name="P25"/>
      <text:p text:style-name="P25"><text:soft-page-break/></text:p>
      <text:list xml:id="list201354091042336" text:continue-numbering="true" text:style-name="L4">
        <text:list-header>
          <text:p text:style-name="P26"/>
        </text:list-header>
        <text:list-item>
          <text:p text:style-name="P26">Απελευθερώνονται αυτόματα τα locks που διαθέτει ένας thread κατά τον τερματισμό του;</text:p>
          <text:p text:style-name="P26"/>
          <text:p text:style-name="P26">Σε περίπτωση που κάποιος thread διαθέτει κάποιο lock τότε θα πρέπει να το απελευθερώσει πριν τερματίσει διότι το σύστημα δεν τα απελευθερώνει αυτόματα.</text:p>
        </text:list-item>
      </text:list>
      <text:p text:style-name="P32">Μετρήσεις και επιδόσεις</text:p>
      <text:p text:style-name="P27"/>
      <text:p text:style-name="P28"><text:span text:style-name="T24">Παρατηρούμε ότι γ</text:span>ια μεγέθη ουράς που κειμένονται σε κλίμακα δεκάδων και <text:s/>συνολικό αριθμό από καταναλωτές τον μισό από το μέγεθος της ουράς, <text:span text:style-name="T24">ο μέσος χρόνος αναμονής είναι 0,1 sec και ο μέσος χρόνος εξυπηρέτησης είναι 0,3 sec. Φυσικά αν αυξήσουμε το μέγεθος της ουράς και διατηρήσουμε τον αριθμό τον καταναλωτών σταθερό ή το αντίθετο, τότε μειώνεται ο μέσος χρόνος αναμονής.</text:span></text:p>
      <text:p text:style-name="P28"><text:span text:style-name="T24"><text:s/>Παρατηρούμε πως ο μέσος χρόνος εξυπηρέτησης δεν άλλαξε σε σχέση με υλοποίηση που χρησιμοποιούσε ένα νήμα, θεωριτικά στη δεύτερη περίπτωση θα έπρεπε να είναι ελαφρώς μικρότερος. Όμως ο χρόνος αναμονής κάθε αίτησης στην υλοποίηση με ένα νήμα είναι σίγουρα μεγαλύτερος από τον χρόνο εξυπηρέτησης. Οπότε συγκρίνωντας τους δύο αυτούς χρόνους αναμονής αντιλαμβανόμαστε πόσο πιο αποδοτικός είναι ο πολυνηματικός server, της ταξης &gt;300%.</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24_7e_LT_7e_Gliederung_20_1" style:display-name="master-page24~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Untertitel" style:display-name="master-page24~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Notizen" style:display-name="master-page24~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4_7e_LT_7e_Hintergrundobjekte" style:display-name="master-page2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4_7e_LT_7e_Hintergrund" style:display-name="master-page2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8:04:20.894857651</meta:creation-date>
    <dc:date>2018-03-29T20:12:10.191810426</dc:date>
    <meta:editing-duration>PT36M</meta:editing-duration>
    <meta:editing-cycles>8</meta:editing-cycles>
    <meta:generator>LibreOffice/5.2.7.2$Linux_X86_64 LibreOffice_project/20m0$Build-2</meta:generator>
    <meta:document-statistic meta:table-count="0" meta:image-count="0" meta:object-count="0" meta:page-count="8" meta:paragraph-count="44" meta:word-count="878" meta:character-count="5613" meta:non-whitespace-character-count="4784"/>
  </office:meta>
</office:document-meta>
</file>